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78d" officeooo:paragraph-rsid="0002c78d"/>
    </style:style>
    <style:style style:name="P2" style:family="paragraph" style:parent-style-name="Standard">
      <style:text-properties officeooo:paragraph-rsid="0002c78d"/>
    </style:style>
    <style:style style:name="T1" style:family="text">
      <style:text-properties officeooo:rsid="0002c7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olimorfismo<text:line-break/><text:line-break/></text:span>Estructuras de datos lineales (pila, cola lista) </text:p>
      <text:p text:style-name="P1">En este contexto, una función “insertar_elemento” puede funcionar en cualquiera de los 3, funcionando de diferente manera, pues a diferencia de en una pila o una cola, para una lista enlazada necesita crear objetos nodo, cosa para la que requiere parámetros muy distintos de los que requiere para pilas o colas. </text:p>
      <text:p text:style-name="P1"/>
      <text:p text:style-name="P1">Microsoft Paint (Figuras geométricas: Círculo, Cuadrado y Triángulo)</text:p>
      <text:p text:style-name="P1">draw: esta función genera los contornos de las figuras, los cuales crecen diferente de acuerdo a qué figura es cuando se arrastra el cursor. </text:p>
      <text:p text:style-name="P1"/>
      <text:p text:style-name="P1">Componentes lógicos (AND, OR, NOT)</text:p>
      <text:p text:style-name="P1">En un simulador de circuitos, se pueden desplegar componentes (así como en el caso de las figuras de paint), todos desde un menú, quizás todos con la misma forma o figura de chip, pero presentando diferentes funcionalidades al hacer funcionar el circuito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0:20:16.952730099</meta:creation-date>
    <dc:date>2025-04-03T10:28:23.810593977</dc:date>
    <meta:editing-duration>PT8M8S</meta:editing-duration>
    <meta:editing-cycles>1</meta:editing-cycles>
    <meta:document-statistic meta:table-count="0" meta:image-count="0" meta:object-count="0" meta:page-count="1" meta:paragraph-count="6" meta:word-count="138" meta:character-count="874" meta:non-whitespace-character-count="737"/>
    <meta:generator>LibreOffice/24.2.7.2$Linux_X86_64 LibreOffice_project/420$Build-2</meta:generator>
  </office:meta>
</office:document-meta>
</file>